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text:span text:style-name="T1">Chapter01</text:span></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text:span text:style-name="T1">Chapter02</text:span></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text:span text:style-name="T1">Chapter03</text:span></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text:span text:style-name="T1">Chapter04</text:span></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text:span text:style-name="T1">Chapter05</text:span></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5T06:52:44Z</meta:creation-date>
    <dc:date>2020-05-05T06:52:44Z</dc:date>
  </office:meta>
</office:document-meta>
</file>